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List.UnmodifiableLi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.set( int index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.add( int index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.decorate( 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modifiableList.addAll( int index ,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.listIterato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